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officeooo:rsid="002d3439" officeooo:paragraph-rsid="002d3439" style:font-weight-asian="bold" style:font-weight-complex="bold"/>
    </style:style>
    <style:style style:name="P6" style:family="paragraph" style:parent-style-name="Standard">
      <style:text-properties fo:font-weight="bold" officeooo:rsid="00311041" officeooo:paragraph-rsid="00311041" style:font-weight-asian="bold" style:font-weight-complex="bold"/>
    </style:style>
    <style:style style:name="P7" style:family="paragraph" style:parent-style-name="Standard">
      <style:text-properties fo:font-weight="bold" officeooo:rsid="0041e076" officeooo:paragraph-rsid="0041e076" style:font-weight-asian="bold" style:font-weight-complex="bold"/>
    </style:style>
    <style:style style:name="P8" style:family="paragraph" style:parent-style-name="Standard">
      <style:text-properties fo:font-weight="bold" officeooo:rsid="002bab0d" officeooo:paragraph-rsid="002bab0d" style:font-weight-asian="bold" style:font-weight-complex="bold"/>
    </style:style>
    <style:style style:name="P9" style:family="paragraph" style:parent-style-name="Standard">
      <style:text-properties fo:font-weight="bold" officeooo:rsid="0049caf5" officeooo:paragraph-rsid="0049caf5" style:font-weight-asian="bold" style:font-weight-complex="bold"/>
    </style:style>
    <style:style style:name="P10" style:family="paragraph" style:parent-style-name="Standard">
      <style:text-properties fo:font-weight="bold" officeooo:rsid="004e9dcd" officeooo:paragraph-rsid="004e9dcd" style:font-weight-asian="bold" style:font-weight-complex="bold"/>
    </style:style>
    <style:style style:name="P11" style:family="paragraph" style:parent-style-name="Standard">
      <style:text-properties fo:font-weight="bold" officeooo:rsid="0054cb6b" officeooo:paragraph-rsid="0054cb6b" fo:background-color="transparent" style:font-weight-asian="bold" style:font-weight-complex="bold"/>
    </style:style>
    <style:style style:name="P12" style:family="paragraph" style:parent-style-name="Standard">
      <style:text-properties fo:font-weight="bold" officeooo:rsid="0058c196" officeooo:paragraph-rsid="0058c196" fo:background-color="transparent" style:font-weight-asian="bold" style:font-weight-complex="bold"/>
    </style:style>
    <style:style style:name="P13" style:family="paragraph" style:parent-style-name="Standard">
      <style:text-properties fo:font-weight="bold" officeooo:rsid="0062904b" officeooo:paragraph-rsid="0062904b" fo:background-color="transparent" style:font-weight-asian="bold" style:font-weight-complex="bold"/>
    </style:style>
    <style:style style:name="P14" style:family="paragraph" style:parent-style-name="Standard">
      <style:text-properties fo:font-weight="bold" officeooo:rsid="00647e7e" officeooo:paragraph-rsid="00647e7e" fo:background-color="transparent" style:font-weight-asian="bold" style:font-weight-complex="bold"/>
    </style:style>
    <style:style style:name="P15" style:family="paragraph" style:parent-style-name="Standard">
      <style:text-properties fo:font-weight="bold" officeooo:rsid="006c3952" officeooo:paragraph-rsid="006c3952" fo:background-color="transparent" style:font-weight-asian="bold" style:font-weight-complex="bold"/>
    </style:style>
    <style:style style:name="P16" style:family="paragraph" style:parent-style-name="Standard">
      <style:text-properties fo:font-weight="bold" officeooo:rsid="0073fb66" officeooo:paragraph-rsid="0073fb66" fo:background-color="transparent" style:font-weight-asian="bold" style:font-weight-complex="bold"/>
    </style:style>
    <style:style style:name="P17" style:family="paragraph" style:parent-style-name="Standard">
      <style:text-properties fo:font-weight="bold" officeooo:rsid="008aa198" officeooo:paragraph-rsid="008aa198" fo:background-color="transparent" style:font-weight-asian="bold" style:font-weight-complex="bold"/>
    </style:style>
    <style:style style:name="P18" style:family="paragraph" style:parent-style-name="Standard">
      <style:text-properties fo:font-weight="bold" officeooo:rsid="0094190b" officeooo:paragraph-rsid="0094190b" fo:background-color="transparent" style:font-weight-asian="bold" style:font-weight-complex="bold"/>
    </style:style>
    <style:style style:name="P19" style:family="paragraph" style:parent-style-name="Standard">
      <style:text-properties officeooo:rsid="002cc59a" officeooo:paragraph-rsid="002cc59a"/>
    </style:style>
    <style:style style:name="P20" style:family="paragraph" style:parent-style-name="Standard">
      <style:text-properties officeooo:rsid="002550da" officeooo:paragraph-rsid="002550da" fo:background-color="#fffbcc"/>
    </style:style>
    <style:style style:name="P21" style:family="paragraph" style:parent-style-name="Standard">
      <style:text-properties officeooo:rsid="002d3439" officeooo:paragraph-rsid="002d3439" fo:background-color="#fffbcc"/>
    </style:style>
    <style:style style:name="P22" style:family="paragraph" style:parent-style-name="Standard">
      <style:text-properties officeooo:rsid="003d4db7" officeooo:paragraph-rsid="003d4db7" fo:background-color="#fffbcc"/>
    </style:style>
    <style:style style:name="P23" style:family="paragraph" style:parent-style-name="Standard">
      <style:text-properties officeooo:rsid="0036405f" officeooo:paragraph-rsid="0036405f" fo:background-color="#fffbcc"/>
    </style:style>
    <style:style style:name="P24" style:family="paragraph" style:parent-style-name="Standard">
      <style:text-properties officeooo:rsid="00512122" officeooo:paragraph-rsid="00512122" fo:background-color="#fffbcc"/>
    </style:style>
    <style:style style:name="P25" style:family="paragraph" style:parent-style-name="Standard">
      <style:text-properties officeooo:rsid="00a92c4d" officeooo:paragraph-rsid="00a92c4d" fo:background-color="#fffbcc"/>
    </style:style>
    <style:style style:name="P26" style:family="paragraph" style:parent-style-name="Standard">
      <style:text-properties officeooo:rsid="00519ed6" officeooo:paragraph-rsid="00512122" fo:background-color="#fffbcc"/>
    </style:style>
    <style:style style:name="P27" style:family="paragraph" style:parent-style-name="Standard">
      <style:text-properties officeooo:rsid="00315786" officeooo:paragraph-rsid="00315786"/>
    </style:style>
    <style:style style:name="P28" style:family="paragraph" style:parent-style-name="Standard">
      <style:text-properties officeooo:rsid="00324ad6" officeooo:paragraph-rsid="00324ad6"/>
    </style:style>
    <style:style style:name="P29" style:family="paragraph" style:parent-style-name="Standard">
      <style:text-properties officeooo:rsid="0036405f" officeooo:paragraph-rsid="0036405f"/>
    </style:style>
    <style:style style:name="P30" style:family="paragraph" style:parent-style-name="Standard">
      <style:text-properties officeooo:rsid="00373e7f" officeooo:paragraph-rsid="00373e7f"/>
    </style:style>
    <style:style style:name="P31" style:family="paragraph" style:parent-style-name="Standard">
      <style:text-properties officeooo:rsid="003d4db7" officeooo:paragraph-rsid="003d4db7"/>
    </style:style>
    <style:style style:name="P32" style:family="paragraph" style:parent-style-name="Standard">
      <style:text-properties officeooo:rsid="003ddf18" officeooo:paragraph-rsid="003ddf18"/>
    </style:style>
    <style:style style:name="P33" style:family="paragraph" style:parent-style-name="Standard">
      <style:text-properties officeooo:rsid="003fd21a" officeooo:paragraph-rsid="003fd21a"/>
    </style:style>
    <style:style style:name="P34" style:family="paragraph" style:parent-style-name="Standard">
      <style:text-properties officeooo:rsid="0041e076" officeooo:paragraph-rsid="0041e076"/>
    </style:style>
    <style:style style:name="P35" style:family="paragraph" style:parent-style-name="Standard">
      <style:text-properties officeooo:rsid="0036405f" officeooo:paragraph-rsid="0036405f" fo:background-color="#e0efd4"/>
    </style:style>
    <style:style style:name="P36" style:family="paragraph" style:parent-style-name="Standard">
      <style:text-properties officeooo:rsid="00472c96" officeooo:paragraph-rsid="00472c96"/>
    </style:style>
    <style:style style:name="P37" style:family="paragraph" style:parent-style-name="Standard">
      <style:text-properties officeooo:rsid="00491b3c" officeooo:paragraph-rsid="00491b3c"/>
    </style:style>
    <style:style style:name="P38" style:family="paragraph" style:parent-style-name="Standard">
      <style:text-properties officeooo:rsid="00505f53" officeooo:paragraph-rsid="00505f53" fo:background-color="transparent"/>
    </style:style>
    <style:style style:name="P39" style:family="paragraph" style:parent-style-name="Standard">
      <style:text-properties officeooo:rsid="00512122" officeooo:paragraph-rsid="00512122" fo:background-color="transparent"/>
    </style:style>
    <style:style style:name="P40" style:family="paragraph" style:parent-style-name="Standard">
      <style:text-properties officeooo:rsid="00519ed6" officeooo:paragraph-rsid="00512122" fo:background-color="transparent"/>
    </style:style>
    <style:style style:name="P41" style:family="paragraph" style:parent-style-name="Standard">
      <style:text-properties officeooo:rsid="00a4e89a" officeooo:paragraph-rsid="00a4e89a" fo:background-color="transparent"/>
    </style:style>
    <style:style style:name="P42" style:family="paragraph" style:parent-style-name="Standard">
      <style:text-properties officeooo:rsid="00a92c4d" officeooo:paragraph-rsid="00a92c4d" fo:background-color="transparent"/>
    </style:style>
    <style:style style:name="P43" style:family="paragraph" style:parent-style-name="Standard">
      <style:text-properties officeooo:rsid="00acb393" officeooo:paragraph-rsid="00acb393" fo:background-color="transparent"/>
    </style:style>
    <style:style style:name="P44" style:family="paragraph" style:parent-style-name="Standard">
      <style:text-properties officeooo:rsid="00b1443c" officeooo:paragraph-rsid="00b1443c" fo:background-color="transparent"/>
    </style:style>
    <style:style style:name="P45" style:family="paragraph" style:parent-style-name="Standard">
      <style:text-properties officeooo:rsid="00b23ad0" officeooo:paragraph-rsid="00b23ad0" fo:background-color="transparent"/>
    </style:style>
    <style:style style:name="P46" style:family="paragraph" style:parent-style-name="Standard">
      <style:text-properties officeooo:rsid="00b6f3cc" officeooo:paragraph-rsid="00b6f3cc" fo:background-color="transparent"/>
    </style:style>
    <style:style style:name="P47" style:family="paragraph" style:parent-style-name="Standard">
      <style:text-properties fo:font-weight="normal" officeooo:rsid="0054cb6b" officeooo:paragraph-rsid="0054cb6b" fo:background-color="transparent" style:font-weight-asian="normal" style:font-weight-complex="normal"/>
    </style:style>
    <style:style style:name="P48" style:family="paragraph" style:parent-style-name="Standard">
      <style:text-properties fo:font-weight="normal" officeooo:rsid="0058c196" officeooo:paragraph-rsid="0058c196" fo:background-color="transparent" style:font-weight-asian="normal" style:font-weight-complex="normal"/>
    </style:style>
    <style:style style:name="P49" style:family="paragraph" style:parent-style-name="Standard">
      <style:text-properties fo:font-weight="normal" officeooo:rsid="0062904b" officeooo:paragraph-rsid="0062904b" fo:background-color="transparent" style:font-weight-asian="normal" style:font-weight-complex="normal"/>
    </style:style>
    <style:style style:name="P50" style:family="paragraph" style:parent-style-name="Standard">
      <style:text-properties fo:font-weight="normal" officeooo:rsid="00647e7e" officeooo:paragraph-rsid="00647e7e" fo:background-color="transparent" style:font-weight-asian="normal" style:font-weight-complex="normal"/>
    </style:style>
    <style:style style:name="P51" style:family="paragraph" style:parent-style-name="Standard">
      <style:text-properties fo:font-weight="normal" officeooo:rsid="0067acf4" officeooo:paragraph-rsid="0067acf4" fo:background-color="transparent" style:font-weight-asian="normal" style:font-weight-complex="normal"/>
    </style:style>
    <style:style style:name="P52" style:family="paragraph" style:parent-style-name="Standard">
      <style:text-properties fo:font-weight="normal" officeooo:rsid="006b328e" officeooo:paragraph-rsid="006b328e" fo:background-color="transparent" style:font-weight-asian="normal" style:font-weight-complex="normal"/>
    </style:style>
    <style:style style:name="P53" style:family="paragraph" style:parent-style-name="Standard">
      <style:text-properties fo:font-weight="normal" officeooo:rsid="006c3952" officeooo:paragraph-rsid="006c3952" fo:background-color="transparent" style:font-weight-asian="normal" style:font-weight-complex="normal"/>
    </style:style>
    <style:style style:name="P54" style:family="paragraph" style:parent-style-name="Standard">
      <style:text-properties fo:font-weight="normal" officeooo:rsid="006ce7c5" officeooo:paragraph-rsid="006ce7c5" fo:background-color="transparent" style:font-weight-asian="normal" style:font-weight-complex="normal"/>
    </style:style>
    <style:style style:name="P55" style:family="paragraph" style:parent-style-name="Standard">
      <style:text-properties fo:font-weight="normal" officeooo:rsid="00702126" officeooo:paragraph-rsid="00702126" fo:background-color="transparent" style:font-weight-asian="normal" style:font-weight-complex="normal"/>
    </style:style>
    <style:style style:name="P56" style:family="paragraph" style:parent-style-name="Standard">
      <style:text-properties fo:font-weight="normal" officeooo:rsid="0072316a" officeooo:paragraph-rsid="0072316a" fo:background-color="transparent" style:font-weight-asian="normal" style:font-weight-complex="normal"/>
    </style:style>
    <style:style style:name="P57" style:family="paragraph" style:parent-style-name="Standard">
      <style:text-properties fo:font-weight="normal" officeooo:rsid="00734844" officeooo:paragraph-rsid="00734844" fo:background-color="transparent" style:font-weight-asian="normal" style:font-weight-complex="normal"/>
    </style:style>
    <style:style style:name="P58" style:family="paragraph" style:parent-style-name="Standard">
      <style:text-properties fo:font-weight="normal" officeooo:rsid="0073fb66" officeooo:paragraph-rsid="0073fb66" fo:background-color="transparent" style:font-weight-asian="normal" style:font-weight-complex="normal"/>
    </style:style>
    <style:style style:name="P59" style:family="paragraph" style:parent-style-name="Standard">
      <style:text-properties fo:font-weight="normal" officeooo:rsid="0077f775" officeooo:paragraph-rsid="0077f775" fo:background-color="transparent" style:font-weight-asian="normal" style:font-weight-complex="normal"/>
    </style:style>
    <style:style style:name="P60" style:family="paragraph" style:parent-style-name="Standard">
      <style:text-properties fo:font-weight="normal" officeooo:rsid="00820599" officeooo:paragraph-rsid="008f6e8a" fo:background-color="transparent" style:font-weight-asian="normal" style:font-weight-complex="normal"/>
    </style:style>
    <style:style style:name="P61" style:family="paragraph" style:parent-style-name="Standard">
      <style:text-properties fo:font-weight="normal" officeooo:rsid="0084155b" officeooo:paragraph-rsid="008f6e8a" fo:background-color="transparent" style:font-weight-asian="normal" style:font-weight-complex="normal"/>
    </style:style>
    <style:style style:name="P62" style:family="paragraph" style:parent-style-name="Standard">
      <style:text-properties fo:font-weight="normal" officeooo:rsid="0088ec6b" officeooo:paragraph-rsid="008f6e8a" fo:background-color="transparent" style:font-weight-asian="normal" style:font-weight-complex="normal"/>
    </style:style>
    <style:style style:name="P63" style:family="paragraph" style:parent-style-name="Standard">
      <style:text-properties fo:font-weight="normal" officeooo:rsid="008aa198" officeooo:paragraph-rsid="008aa198" fo:background-color="transparent" style:font-weight-asian="normal" style:font-weight-complex="normal"/>
    </style:style>
    <style:style style:name="P64" style:family="paragraph" style:parent-style-name="Standard">
      <style:text-properties fo:font-weight="normal" officeooo:rsid="008ea170" officeooo:paragraph-rsid="008f6e8a" fo:background-color="transparent" style:font-weight-asian="normal" style:font-weight-complex="normal"/>
    </style:style>
    <style:style style:name="P65" style:family="paragraph" style:parent-style-name="Standard">
      <style:text-properties fo:font-weight="normal" officeooo:rsid="008f6e8a" officeooo:paragraph-rsid="008f6e8a" fo:background-color="transparent" style:font-weight-asian="normal" style:font-weight-complex="normal"/>
    </style:style>
    <style:style style:name="P66" style:family="paragraph" style:parent-style-name="Standard">
      <style:text-properties fo:font-weight="normal" officeooo:rsid="009035b5" officeooo:paragraph-rsid="009035b5" fo:background-color="transparent" style:font-weight-asian="normal" style:font-weight-complex="normal"/>
    </style:style>
    <style:style style:name="P67" style:family="paragraph" style:parent-style-name="Standard">
      <style:text-properties fo:font-weight="normal" officeooo:rsid="00951ca6" officeooo:paragraph-rsid="00951ca6" fo:background-color="transparent" style:font-weight-asian="normal" style:font-weight-complex="normal"/>
    </style:style>
    <style:style style:name="P68" style:family="paragraph" style:parent-style-name="Standard">
      <style:text-properties fo:font-weight="normal" officeooo:rsid="00951ca6" officeooo:paragraph-rsid="00a1bf7d" fo:background-color="transparent" style:font-weight-asian="normal" style:font-weight-complex="normal"/>
    </style:style>
    <style:style style:name="P69" style:family="paragraph" style:parent-style-name="Standard">
      <style:text-properties fo:font-weight="normal" officeooo:rsid="00986040" officeooo:paragraph-rsid="00986040" fo:background-color="transparent" style:font-weight-asian="normal" style:font-weight-complex="normal"/>
    </style:style>
    <style:style style:name="P70" style:family="paragraph" style:parent-style-name="Standard">
      <style:text-properties fo:font-weight="normal" officeooo:rsid="009abb92" officeooo:paragraph-rsid="009abb92" fo:background-color="transparent" style:font-weight-asian="normal" style:font-weight-complex="normal"/>
    </style:style>
    <style:style style:name="P71" style:family="paragraph" style:parent-style-name="Standard">
      <style:text-properties fo:font-weight="normal" officeooo:rsid="009caa87" officeooo:paragraph-rsid="009caa87" fo:background-color="transparent" style:font-weight-asian="normal" style:font-weight-complex="normal"/>
    </style:style>
    <style:style style:name="P72" style:family="paragraph" style:parent-style-name="Standard">
      <style:text-properties fo:font-weight="normal" officeooo:rsid="00b739f5" officeooo:paragraph-rsid="00b739f5" fo:background-color="transparent" style:font-weight-asian="normal" style:font-weight-complex="normal"/>
    </style:style>
    <style:style style:name="P73" style:family="paragraph" style:parent-style-name="Standard">
      <style:text-properties fo:font-weight="normal" officeooo:rsid="00b7a146" officeooo:paragraph-rsid="00b7a146" fo:background-color="transparent" style:font-weight-asian="normal" style:font-weight-complex="normal"/>
    </style:style>
    <style:style style:name="P74" style:family="paragraph" style:parent-style-name="Standard">
      <style:text-properties fo:font-weight="normal" officeooo:rsid="0058c196" officeooo:paragraph-rsid="0058c196" fo:background-color="#fffbcc" style:font-weight-asian="normal" style:font-weight-complex="normal"/>
    </style:style>
    <style:style style:name="P75" style:family="paragraph" style:parent-style-name="Standard">
      <style:text-properties fo:font-weight="normal" officeooo:rsid="00702126" officeooo:paragraph-rsid="00702126" fo:background-color="#fffbcc" style:font-weight-asian="normal" style:font-weight-complex="normal"/>
    </style:style>
    <style:style style:name="P76" style:family="paragraph" style:parent-style-name="Standard">
      <style:text-properties fo:font-weight="normal" officeooo:rsid="006ce7c5" officeooo:paragraph-rsid="006ce7c5" fo:background-color="#fffbcc" style:font-weight-asian="normal" style:font-weight-complex="normal"/>
    </style:style>
    <style:style style:name="P77" style:family="paragraph" style:parent-style-name="Standard">
      <style:text-properties fo:font-weight="normal" officeooo:rsid="0073fb66" officeooo:paragraph-rsid="0073fb66" fo:background-color="#fffbcc" style:font-weight-asian="normal" style:font-weight-complex="normal"/>
    </style:style>
    <style:style style:name="P78"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79"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80" style:family="paragraph" style:parent-style-name="Standard">
      <style:paragraph-properties fo:break-before="page"/>
      <style:text-properties officeooo:rsid="0031e8bd" officeooo:paragraph-rsid="0031e8bd" fo:background-color="#bee3d3"/>
    </style:style>
    <style:style style:name="P81"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82" style:family="paragraph" style:parent-style-name="Standard">
      <style:text-properties fo:font-weight="normal" officeooo:rsid="00a063df" officeooo:paragraph-rsid="00a1bf7d" fo:background-color="transparent" style:font-weight-asian="normal" style:font-weight-complex="normal"/>
    </style:style>
    <style:style style:name="P83" style:family="paragraph" style:parent-style-name="Standard">
      <style:text-properties fo:font-weight="normal" officeooo:rsid="00b7a146" officeooo:paragraph-rsid="00b7a146" fo:background-color="transparent" style:font-weight-asian="normal" style:font-weight-complex="normal"/>
    </style:style>
    <style:style style:name="P84" style:family="paragraph" style:parent-style-name="Standard">
      <style:text-properties fo:font-weight="normal" officeooo:rsid="00951ca6" officeooo:paragraph-rsid="00951ca6" fo:background-color="transparent" style:font-weight-asian="normal" style:font-weight-complex="normal"/>
    </style:style>
    <style:style style:name="P85" style:family="paragraph" style:parent-style-name="Standard">
      <style:text-properties fo:font-weight="normal" officeooo:rsid="00bbffc6" officeooo:paragraph-rsid="00bbffc6" fo:background-color="transparent" style:font-weight-asian="normal" style:font-weight-complex="normal"/>
    </style:style>
    <style:style style:name="P86" style:family="paragraph" style:parent-style-name="Standard">
      <style:text-properties fo:font-weight="normal" officeooo:rsid="00bdeea2" officeooo:paragraph-rsid="00bdeea2" fo:background-color="transparent" style:font-weight-asian="normal" style:font-weight-complex="normal"/>
    </style:style>
    <style:style style:name="P87" style:family="paragraph" style:parent-style-name="Standard">
      <style:text-properties fo:font-weight="normal" officeooo:rsid="00c188a1" officeooo:paragraph-rsid="00c188a1" fo:background-color="transparent" style:font-weight-asian="normal" style:font-weight-complex="normal"/>
    </style:style>
    <style:style style:name="P88" style:family="paragraph" style:parent-style-name="Standard">
      <style:text-properties fo:font-weight="normal" officeooo:rsid="00c46505" officeooo:paragraph-rsid="00c46505" fo:background-color="transparent" style:font-weight-asian="normal" style:font-weight-complex="normal"/>
    </style:style>
    <style:style style:name="P89" style:family="paragraph" style:parent-style-name="Standard">
      <style:text-properties fo:font-weight="normal" officeooo:rsid="00c7476e" officeooo:paragraph-rsid="00c7476e" fo:background-color="transparent" style:font-weight-asian="normal" style:font-weight-complex="normal"/>
    </style:style>
    <style:style style:name="P90" style:family="paragraph" style:parent-style-name="Standard">
      <style:text-properties fo:font-weight="normal" officeooo:rsid="00c8fc4f" officeooo:paragraph-rsid="00c8fc4f" fo:background-color="transparent" style:font-weight-asian="normal" style:font-weight-complex="normal"/>
    </style:style>
    <style:style style:name="P91" style:family="paragraph" style:parent-style-name="Standard">
      <style:text-properties fo:font-weight="normal" officeooo:rsid="00cad61a" officeooo:paragraph-rsid="00cb8023" fo:background-color="transparent" style:font-weight-asian="normal" style:font-weight-complex="normal"/>
    </style:style>
    <style:style style:name="P92" style:family="paragraph" style:parent-style-name="Standard">
      <style:text-properties fo:font-weight="normal" officeooo:rsid="00cad61a" officeooo:paragraph-rsid="00cdbc58" fo:background-color="transparent" style:font-weight-asian="normal" style:font-weight-complex="normal"/>
    </style:style>
    <style:style style:name="P93" style:family="paragraph" style:parent-style-name="Standard">
      <style:text-properties fo:font-weight="normal" officeooo:rsid="00ce0dee" officeooo:paragraph-rsid="00ce0dee" fo:background-color="transparent" style:font-weight-asian="normal" style:font-weight-complex="normal"/>
    </style:style>
    <style:style style:name="P94" style:family="paragraph" style:parent-style-name="Standard">
      <style:text-properties fo:font-weight="normal" officeooo:rsid="00cf3c92" officeooo:paragraph-rsid="00cf3c92" fo:background-color="transparent" style:font-weight-asian="normal" style:font-weight-complex="normal"/>
    </style:style>
    <style:style style:name="P95" style:family="paragraph" style:parent-style-name="Standard">
      <style:text-properties fo:font-weight="normal" officeooo:rsid="00d218bd" officeooo:paragraph-rsid="00d218bd" fo:background-color="transparent" style:font-weight-asian="normal" style:font-weight-complex="normal"/>
    </style:style>
    <style:style style:name="P96" style:family="paragraph" style:parent-style-name="Standard">
      <style:text-properties fo:font-weight="normal" officeooo:rsid="00d47090" officeooo:paragraph-rsid="00d47090" fo:background-color="transparent" style:font-weight-asian="normal" style:font-weight-complex="normal"/>
    </style:style>
    <style:style style:name="P97" style:family="paragraph" style:parent-style-name="Standard">
      <style:text-properties fo:font-weight="normal" officeooo:rsid="00d53da1" officeooo:paragraph-rsid="00d53da1" fo:background-color="transparent" style:font-weight-asian="normal" style:font-weight-complex="normal"/>
    </style:style>
    <style:style style:name="P98" style:family="paragraph" style:parent-style-name="Standard">
      <style:text-properties fo:font-weight="normal" officeooo:rsid="00d9c248" officeooo:paragraph-rsid="00d9c248" fo:background-color="transparent" style:font-weight-asian="normal" style:font-weight-complex="normal"/>
    </style:style>
    <style:style style:name="P99" style:family="paragraph" style:parent-style-name="Standard">
      <style:text-properties fo:font-weight="normal" officeooo:rsid="00dbcda7" officeooo:paragraph-rsid="00dbcda7" fo:background-color="transparent" style:font-weight-asian="normal" style:font-weight-complex="normal"/>
    </style:style>
    <style:style style:name="P100" style:family="paragraph" style:parent-style-name="Standard">
      <style:text-properties fo:font-weight="normal" officeooo:rsid="00dca823" officeooo:paragraph-rsid="00dca823" fo:background-color="transparent" style:font-weight-asian="normal" style:font-weight-complex="normal"/>
    </style:style>
    <style:style style:name="P101" style:family="paragraph" style:parent-style-name="Standard">
      <style:text-properties fo:font-weight="normal" officeooo:rsid="00e01f08" officeooo:paragraph-rsid="00e01f08" fo:background-color="transparent" style:font-weight-asian="normal" style:font-weight-complex="normal"/>
    </style:style>
    <style:style style:name="P102" style:family="paragraph" style:parent-style-name="Standard">
      <style:text-properties fo:font-weight="normal" officeooo:rsid="00e41774" officeooo:paragraph-rsid="00e41774" fo:background-color="transparent" style:font-weight-asian="normal" style:font-weight-complex="normal"/>
    </style:style>
    <style:style style:name="P103" style:family="paragraph" style:parent-style-name="Standard">
      <style:text-properties fo:font-weight="normal" officeooo:rsid="00eb8d83" officeooo:paragraph-rsid="00eb8d83" fo:background-color="transparent" style:font-weight-asian="normal" style:font-weight-complex="normal"/>
    </style:style>
    <style:style style:name="P104" style:family="paragraph" style:parent-style-name="Standard">
      <style:text-properties fo:font-weight="normal" officeooo:rsid="00ebc69e" officeooo:paragraph-rsid="00ebc69e" fo:background-color="transparent" style:font-weight-asian="normal" style:font-weight-complex="normal"/>
    </style:style>
    <style:style style:name="P105" style:family="paragraph" style:parent-style-name="Standard">
      <style:text-properties fo:font-weight="normal" officeooo:rsid="00ec769c" officeooo:paragraph-rsid="00ec769c" fo:background-color="transparent" style:font-weight-asian="normal" style:font-weight-complex="normal"/>
    </style:style>
    <style:style style:name="P106" style:family="paragraph" style:parent-style-name="Standard">
      <style:text-properties fo:font-weight="normal" officeooo:rsid="00ed5813" officeooo:paragraph-rsid="00ed5813" fo:background-color="transparent" style:font-weight-asian="normal" style:font-weight-complex="normal"/>
    </style:style>
    <style:style style:name="P107" style:family="paragraph" style:parent-style-name="Standard">
      <style:text-properties fo:font-weight="normal" officeooo:rsid="00ef09fd" officeooo:paragraph-rsid="00ef09fd" fo:background-color="transparent" style:font-weight-asian="normal" style:font-weight-complex="normal"/>
    </style:style>
    <style:style style:name="P108" style:family="paragraph" style:parent-style-name="Standard">
      <style:text-properties fo:font-weight="normal" officeooo:rsid="00951ca6" officeooo:paragraph-rsid="00951ca6" fo:background-color="#b2b2b2" style:font-weight-asian="normal" style:font-weight-complex="normal"/>
    </style:style>
    <style:style style:name="P109" style:family="paragraph" style:parent-style-name="Standard">
      <style:text-properties fo:font-weight="normal" officeooo:rsid="00dca823" officeooo:paragraph-rsid="00dca823" fo:background-color="#fffbcc" style:font-weight-asian="normal" style:font-weight-complex="normal"/>
    </style:style>
    <style:style style:name="P110" style:family="paragraph" style:parent-style-name="Standard">
      <style:text-properties fo:font-weight="normal" officeooo:rsid="00ebc69e" officeooo:paragraph-rsid="00ebc69e" fo:background-color="#fffbcc" style:font-weight-asian="normal" style:font-weight-complex="normal"/>
    </style:style>
    <style:style style:name="P111" style:family="paragraph" style:parent-style-name="Standard">
      <style:text-properties fo:font-weight="normal" officeooo:rsid="00ed5813" officeooo:paragraph-rsid="00ed5813" fo:background-color="#fffbcc" style:font-weight-asian="normal" style:font-weight-complex="normal"/>
    </style:style>
    <style:style style:name="P112" style:family="paragraph" style:parent-style-name="Standard">
      <style:text-properties fo:font-weight="normal" officeooo:rsid="00f0fefb" officeooo:paragraph-rsid="00f0fefb" fo:background-color="#fffbcc" style:font-weight-asian="normal" style:font-weight-complex="normal"/>
    </style:style>
    <style:style style:name="P113" style:family="paragraph" style:parent-style-name="Standard">
      <style:text-properties fo:font-weight="bold" officeooo:rsid="00ba9ae7" officeooo:paragraph-rsid="00ba9ae7" fo:background-color="transparent" style:font-weight-asian="bold" style:font-weight-complex="bold"/>
    </style:style>
    <style:style style:name="P114" style:family="paragraph" style:parent-style-name="Standard">
      <style:text-properties fo:font-weight="bold" officeooo:rsid="00b739f5" officeooo:paragraph-rsid="00bdeea2" fo:background-color="transparent" style:font-weight-asian="bold" style:font-weight-complex="bold"/>
    </style:style>
    <style:style style:name="P115" style:family="paragraph" style:parent-style-name="Standard">
      <style:text-properties fo:font-weight="bold" officeooo:rsid="00c4a0eb" officeooo:paragraph-rsid="00c4a0eb" fo:background-color="transparent" style:font-weight-asian="bold" style:font-weight-complex="bold"/>
    </style:style>
    <style:style style:name="P116" style:family="paragraph" style:parent-style-name="Standard">
      <style:text-properties fo:font-weight="bold" officeooo:rsid="00d218bd" officeooo:paragraph-rsid="00d218bd" fo:background-color="transparent" style:font-weight-asian="bold" style:font-weight-complex="bold"/>
    </style:style>
    <style:style style:name="P117" style:family="paragraph" style:parent-style-name="Standard">
      <style:text-properties fo:font-weight="bold" officeooo:rsid="00d47090" officeooo:paragraph-rsid="00d47090" fo:background-color="transparent" style:font-weight-asian="bold" style:font-weight-complex="bold"/>
    </style:style>
    <style:style style:name="P118" style:family="paragraph" style:parent-style-name="Standard">
      <style:text-properties fo:font-weight="bold" officeooo:rsid="00f0fefb" officeooo:paragraph-rsid="00f0fefb" fo:background-color="transparent" style:font-weight-asian="bold" style:font-weight-complex="bold"/>
    </style:style>
    <style:style style:name="P119" style:family="paragraph" style:parent-style-name="Standard">
      <style:text-properties fo:font-weight="bold" officeooo:rsid="00ef09fd" officeooo:paragraph-rsid="00ef09fd" fo:background-color="transparent" style:font-weight-asian="bold" style:font-weight-complex="bold"/>
    </style:style>
    <style:style style:name="P120" style:family="paragraph" style:parent-style-name="Standard" style:list-style-name="L1">
      <style:text-properties officeooo:paragraph-rsid="00bf226f"/>
    </style:style>
    <style:style style:name="P121" style:family="paragraph" style:parent-style-name="Standard" style:list-style-name="L1">
      <style:text-properties officeooo:rsid="00bf226f" officeooo:paragraph-rsid="00bf226f"/>
    </style:style>
    <style:style style:name="P122" style:family="paragraph" style:parent-style-name="Standard">
      <style:text-properties officeooo:rsid="00bf226f" officeooo:paragraph-rsid="00bf226f"/>
    </style:style>
    <style:style style:name="P123" style:family="paragraph" style:parent-style-name="Standard" style:list-style-name="L2">
      <style:text-properties officeooo:paragraph-rsid="00c188a1"/>
    </style:style>
    <style:style style:name="P124" style:family="paragraph" style:parent-style-name="Standard" style:list-style-name="L2">
      <style:text-properties officeooo:rsid="00c188a1" officeooo:paragraph-rsid="00c188a1"/>
    </style:style>
    <style:style style:name="P125" style:family="paragraph" style:parent-style-name="Standard" style:list-style-name="L2">
      <style:text-properties officeooo:rsid="00c2a4a5" officeooo:paragraph-rsid="00c2a4a5"/>
    </style:style>
    <style:style style:name="P126" style:family="paragraph" style:parent-style-name="Standard" style:list-style-name="L2">
      <style:text-properties officeooo:rsid="00c3ce2f" officeooo:paragraph-rsid="00c3ce2f"/>
    </style:style>
    <style:style style:name="P127" style:family="paragraph" style:parent-style-name="Standard" style:list-style-name="L2">
      <style:text-properties officeooo:rsid="00c46505" officeooo:paragraph-rsid="00c46505"/>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fo:background-color="#fffbcc" loext:char-shading-value="0"/>
    </style:style>
    <style:style style:name="T6" style:family="text">
      <style:text-properties officeooo:rsid="00286b59"/>
    </style:style>
    <style:style style:name="T7" style:family="text">
      <style:text-properties officeooo:rsid="002a9625"/>
    </style:style>
    <style:style style:name="T8" style:family="text">
      <style:text-properties fo:font-weight="bold" style:font-weight-asian="bold" style:font-weight-complex="bold"/>
    </style:style>
    <style:style style:name="T9" style:family="text">
      <style:text-properties fo:font-weight="bold" officeooo:rsid="00332db7" style:font-weight-asian="bold" style:font-weight-complex="bold"/>
    </style:style>
    <style:style style:name="T10" style:family="text">
      <style:text-properties fo:font-weight="bold" officeooo:rsid="0075612e" style:font-weight-asian="bold" style:font-weight-complex="bold"/>
    </style:style>
    <style:style style:name="T11" style:family="text">
      <style:text-properties officeooo:rsid="00332db7"/>
    </style:style>
    <style:style style:name="T12" style:family="text">
      <style:text-properties officeooo:rsid="0038d721"/>
    </style:style>
    <style:style style:name="T13" style:family="text">
      <style:text-properties officeooo:rsid="0041e076"/>
    </style:style>
    <style:style style:name="T14" style:family="text">
      <style:text-properties fo:background-color="#e0efd4" loext:char-shading-value="0"/>
    </style:style>
    <style:style style:name="T15" style:family="text">
      <style:text-properties officeooo:rsid="004cdac1" fo:background-color="#e0efd4" loext:char-shading-value="0"/>
    </style:style>
    <style:style style:name="T16" style:family="text">
      <style:text-properties officeooo:rsid="00491b3c"/>
    </style:style>
    <style:style style:name="T17" style:family="text">
      <style:text-properties fo:background-color="transparent" loext:char-shading-value="0"/>
    </style:style>
    <style:style style:name="T18" style:family="text">
      <style:text-properties officeooo:rsid="006029b5" fo:background-color="transparent" loext:char-shading-value="0"/>
    </style:style>
    <style:style style:name="T19" style:family="text">
      <style:text-properties officeooo:rsid="0054cb6b"/>
    </style:style>
    <style:style style:name="T20" style:family="text">
      <style:text-properties officeooo:rsid="00667c08"/>
    </style:style>
    <style:style style:name="T21" style:family="text">
      <style:text-properties officeooo:rsid="00695b6c"/>
    </style:style>
    <style:style style:name="T22" style:family="text">
      <style:text-properties officeooo:rsid="006b328e"/>
    </style:style>
    <style:style style:name="T23" style:family="text">
      <style:text-properties officeooo:rsid="006e755c"/>
    </style:style>
    <style:style style:name="T24" style:family="text">
      <style:text-properties officeooo:rsid="00722e69"/>
    </style:style>
    <style:style style:name="T25" style:family="text">
      <style:text-properties officeooo:rsid="00734844"/>
    </style:style>
    <style:style style:name="T26" style:family="text">
      <style:text-properties officeooo:rsid="0084e4fc"/>
    </style:style>
    <style:style style:name="T27" style:family="text">
      <style:text-properties officeooo:rsid="00887af3"/>
    </style:style>
    <style:style style:name="T28" style:family="text">
      <style:text-properties officeooo:rsid="008aa198"/>
    </style:style>
    <style:style style:name="T29" style:family="text">
      <style:text-properties officeooo:rsid="008c5a95"/>
    </style:style>
    <style:style style:name="T30" style:family="text">
      <style:text-properties officeooo:rsid="008f6e8a"/>
    </style:style>
    <style:style style:name="T31" style:family="text">
      <style:text-properties officeooo:rsid="0096d1aa"/>
    </style:style>
    <style:style style:name="T32" style:family="text">
      <style:text-properties officeooo:rsid="009ac85e"/>
    </style:style>
    <style:style style:name="T33" style:family="text">
      <style:text-properties officeooo:rsid="009e3f15"/>
    </style:style>
    <style:style style:name="T34" style:family="text">
      <style:text-properties fo:font-weight="normal" style:font-weight-asian="normal" style:font-weight-complex="normal"/>
    </style:style>
    <style:style style:name="T35" style:family="text">
      <style:text-properties fo:font-weight="normal" fo:background-color="transparent" loext:char-shading-value="0" style:font-weight-asian="normal" style:font-weight-complex="normal"/>
    </style:style>
    <style:style style:name="T36" style:family="text">
      <style:text-properties fo:font-weight="normal" officeooo:rsid="00bf226f" fo:background-color="transparent" loext:char-shading-value="0" style:font-weight-asian="normal" style:font-weight-complex="normal"/>
    </style:style>
    <style:style style:name="T37" style:family="text">
      <style:text-properties fo:font-weight="normal" officeooo:rsid="00c188a1" fo:background-color="transparent" loext:char-shading-value="0" style:font-weight-asian="normal" style:font-weight-complex="normal"/>
    </style:style>
    <style:style style:name="T38" style:family="text">
      <style:text-properties fo:font-weight="normal" officeooo:rsid="00c2a4a5" fo:background-color="transparent" loext:char-shading-value="0" style:font-weight-asian="normal" style:font-weight-complex="normal"/>
    </style:style>
    <style:style style:name="T39" style:family="text">
      <style:text-properties officeooo:rsid="00a5510a"/>
    </style:style>
    <style:style style:name="T40" style:family="text">
      <style:text-properties officeooo:rsid="00b3fdde"/>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officeooo:rsid="00bf226f"/>
    </style:style>
    <style:style style:name="T43" style:family="text">
      <style:text-properties style:text-underline-style="solid" style:text-underline-width="auto" style:text-underline-color="font-color" officeooo:rsid="00ca93d4"/>
    </style:style>
    <style:style style:name="T44" style:family="text">
      <style:text-properties style:text-underline-style="solid" style:text-underline-width="auto" style:text-underline-color="font-color" officeooo:rsid="00cb8023"/>
    </style:style>
    <style:style style:name="T45" style:family="text">
      <style:text-properties officeooo:rsid="00bdeea2"/>
    </style:style>
    <style:style style:name="T46" style:family="text">
      <style:text-properties officeooo:rsid="00bf226f"/>
    </style:style>
    <style:style style:name="T47" style:family="text">
      <style:text-properties officeooo:rsid="00ca93d4"/>
    </style:style>
    <style:style style:name="T48" style:family="text">
      <style:text-properties officeooo:rsid="00cb8023"/>
    </style:style>
    <style:style style:name="T49" style:family="text">
      <style:text-properties officeooo:rsid="00cf3c92"/>
    </style:style>
    <style:style style:name="T50" style:family="text">
      <style:text-properties officeooo:rsid="00d08dc4"/>
    </style:style>
    <style:style style:name="T51" style:family="text">
      <style:text-properties officeooo:rsid="00d7260c"/>
    </style:style>
    <style:style style:name="T52" style:family="text">
      <style:text-properties officeooo:rsid="00da4f18"/>
    </style:style>
    <style:style style:name="T53" style:family="text">
      <style:text-properties officeooo:rsid="00dca823"/>
    </style:style>
    <style:style style:name="T54" style:family="text">
      <style:text-properties officeooo:rsid="00de51d6"/>
    </style:style>
    <style:style style:name="T55" style:family="text">
      <style:text-properties officeooo:rsid="00e25eb5"/>
    </style:style>
    <style:style style:name="T56" style:family="text">
      <style:text-properties officeooo:rsid="00e6c70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20"><text:span text:style-name="T6">n</text:span>ext</text:p>
      <text:p text:style-name="P4"><text:span text:style-name="T3">step</text:span> – it won’t just go to the next line, it will actually step into this function <text:span text:style-name="T7">that we’re actually calling, this gives you a bit more depth into the code</text:span></text:p>
      <text:p text:style-name="P3"/>
      <text:p text:style-name="P8">At this point you can execute any python code that you want. This is the real value of the python debugger, you can go into the different variables and see during the execution what they are set to.</text:p>
      <text:p text:style-name="P3"/>
      <text:p text:style-name="P19"><text:span text:style-name="T3">cont</text:span> (i.e. continue) – it will continue to the either the end of the execution or the next set_trace() command</text:p>
      <text:p text:style-name="P19"/>
      <text:p text:style-name="P19"/>
      <text:p text:style-name="P6">After you stop using debugger make sure that you remove any debug set_trace() lines and don’t commit it to your actual source code.</text:p>
      <text:p text:style-name="P19"/>
      <text:p text:style-name="P78"/>
      <text:p text:style-name="P27">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27"/>
      <text:p text:style-name="P27">London App Developer</text:p>
      <text:p text:style-name="P27">2 years ago</text:p>
      <text:p text:style-name="P27">Great to hear from you Rich! Yes that is a good point, I should have mentioned that in the video.</text:p>
      <text:p text:style-name="P27"/>
      <text:p text:style-name="P27">Buddha</text:p>
      <text:p text:style-name="P27">2 years ago</text:p>
      <text:p text:style-name="P27">Aye man, glad to see you seem to be doing well too!</text:p>
      <text:p text:style-name="P27"/>
      <text:p text:style-name="P27">And no worries, pdb is useful either way - Nothing beats a a decent debugging interface in an IDE though - I've got a lot of love for PyCharm!</text:p>
      <text:p text:style-name="P27"/>
      <text:p text:style-name="P27">Now I just need more Python based projects to work on :)</text:p>
      <text:p text:style-name="P79"/>
      <text:p text:style-name="P27"><text:soft-page-break/></text:p>
      <text:p text:style-name="P5">hello_debugger.py:</text:p>
      <text:p text:style-name="P3">i<text:span text:style-name="T3">mport json</text:span></text:p>
      <text:p text:style-name="P20">import pdb</text:p>
      <text:p text:style-name="P20"/>
      <text:p text:style-name="P20">def path_to_dict(path):</text:p>
      <text:p text:style-name="P20"><text:s text:c="4"/>"""Open file at provided path and return as dictionary."""</text:p>
      <text:p text:style-name="P20"><text:s text:c="4"/>with open(path) as json_file:</text:p>
      <text:p text:style-name="P20"><text:s text:c="8"/>json_dict = json.load(json_file)</text:p>
      <text:p text:style-name="P20"><text:s text:c="4"/>return json_dict</text:p>
      <text:p text:style-name="P20"/>
      <text:p text:style-name="P20"/>
      <text:p text:style-name="P20">def print_values(input_dict):</text:p>
      <text:p text:style-name="P20"><text:s text:c="4"/>"""Loop through dictionary and print values."""</text:p>
      <text:p text:style-name="P20"><text:s text:c="4"/>pdb.set_trace()</text:p>
      <text:p text:style-name="P20"><text:s text:c="4"/>for k, v in input_dict.items():</text:p>
      <text:p text:style-name="P20"><text:s text:c="8"/># pdb.set_trace()</text:p>
      <text:p text:style-name="P20"><text:s text:c="8"/>print('{0}: {1}'.format(k, v))</text:p>
      <text:p text:style-name="P20"/>
      <text:p text:style-name="P20"/>
      <text:p text:style-name="P20">def main():</text:p>
      <text:p text:style-name="P20"><text:s text:c="4"/>"""Entrypoint to application."""</text:p>
      <text:p text:style-name="P20"><text:s text:c="4"/>pdb.set_trace()</text:p>
      <text:p text:style-name="P20"><text:s text:c="4"/>sample_dict = path_to_dict('sample.json')</text:p>
      <text:p text:style-name="P20"><text:s text:c="4"/>print_values(sample_dict)</text:p>
      <text:p text:style-name="P20"/>
      <text:p text:style-name="P20"/>
      <text:p text:style-name="P20">if __name__ == '__main__':</text:p>
      <text:p text:style-name="P20"><text:s text:c="4"/>main()</text:p>
      <text:p text:style-name="P3"/>
      <text:p text:style-name="P5">sample.json:</text:p>
      <text:p text:style-name="P21">{</text:p>
      <text:p text:style-name="P21"><text:s text:c="4"/>"id": 1,</text:p>
      <text:p text:style-name="P21"><text:s text:c="4"/>"name": "Test",</text:p>
      <text:p text:style-name="P21"><text:s text:c="4"/>"date": "2017-09-02",</text:p>
      <text:p text:style-name="P21"><text:s text:c="4"/>"person": "Mark",</text:p>
      <text:p text:style-name="P21"><text:s text:c="4"/>"activity": "Video Recording"</text:p>
      <text:p text:style-name="P21"><text:s text:c="2"/>}</text:p>
      <text:p text:style-name="P3"/>
      <text:p text:style-name="P3"/>
      <text:p text:style-name="P3"/>
      <text:p text:style-name="P3"/>
      <text:p text:style-name="P3"/>
      <text:p text:style-name="P80"><text:span text:style-name="T8">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28"><text:span text:style-name="T9">argparse</text:span><text:span text:style-name="T11"> is a c</text:span>ommand-line parsing library</text:p>
      <text:p text:style-name="P30">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12">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28"/>
      <text:p text:style-name="P28"/>
      <text:p text:style-name="P31">With start with this, we have that kind of function:</text:p>
      <text:p text:style-name="P22">def calc(x, y, operation):</text:p>
      <text:p text:style-name="P22"><text:s text:c="4"/>if operation == 'add':</text:p>
      <text:p text:style-name="P22"><text:s text:c="8"/>return x + y</text:p>
      <text:p text:style-name="P22"><text:s text:c="4"/>elif operation == 'sub':</text:p>
      <text:p text:style-name="P22"><text:s text:c="8"/>return x - y</text:p>
      <text:p text:style-name="P22"><text:s text:c="4"/>elif operation == 'mul':</text:p>
      <text:p text:style-name="P22"><text:s text:c="8"/>return x * y</text:p>
      <text:p text:style-name="P22"><text:s text:c="4"/>elif operation == 'div':</text:p>
      <text:p text:style-name="P22"><text:s text:c="8"/>return x / y</text:p>
      <text:p text:style-name="P22"/>
      <text:p text:style-name="P22">operation = calc(7,3,’div’)</text:p>
      <text:p text:style-name="P22">print operation</text:p>
      <text:p text:style-name="P28"/>
      <text:p text:style-name="P32">So we’re going to convert this into a command line interface using argparse.</text:p>
      <text:p text:style-name="P33">Main() is actually where we’re going to build the arguments themselves. <text:span text:style-name="T8">Argparse means argument parser</text:span>. We know that <text:span text:style-name="T8">ArgumentParser</text:span> is a class (<text:span text:style-name="T8">as it adheres to PEP8 naming</text:span>) and ‘parser’ is an object of that class.</text:p>
      <text:p text:style-name="P33"><text:span text:style-name="T13">[</text:span>Studley case<text:span text:style-name="T13">]</text:span></text:p>
      <text:p text:style-name="P36">This (in yellow) is all necessary to do with argparse. And then the system out, the reason why we’re doing this is, so the output will actually come to the console. <text:span text:style-name="T16">In many cases you could just use print, but there’s going to be times when actually you need to do a system out, because otherwise you’re just not going to see it.</text:span></text:p>
      <text:p text:style-name="P28"/>
      <text:p text:style-name="P37">Rather than passing x, y, operation we’re passing ‘args, that’s it.</text:p>
      <text:p text:style-name="P28"/>
      <text:p text:style-name="P34">We finish with this:</text:p>
      <text:p text:style-name="P7">argparse_for_cli.py</text:p>
      <text:p text:style-name="P23">import sys</text:p>
      <text:p text:style-name="P23">import argparse</text:p>
      <text:p text:style-name="P23"/>
      <text:p text:style-name="P23"/>
      <text:p text:style-name="P23"><text:soft-page-break/>def main():</text:p>
      <text:p text:style-name="P23"><text:s text:c="4"/><text:span text:style-name="T14">parser = argparse.ArgumentParser()</text:span></text:p>
      <text:p text:style-name="P35"><text:s text:c="4"/>parser.add_argument('--x', type=float, default=1.0,</text:p>
      <text:p text:style-name="P35"><text:s text:c="24"/>help='What is the first number?')</text:p>
      <text:p text:style-name="P35"><text:s text:c="4"/>parser.add_argument('--y', type=float, default=1.0,</text:p>
      <text:p text:style-name="P35"><text:s text:c="24"/>help='What is the second number?')</text:p>
      <text:p text:style-name="P35"><text:s text:c="4"/>parser.add_argument('--operation', type=str, default='add',</text:p>
      <text:p text:style-name="P35"><text:s text:c="24"/>help='What operation?')</text:p>
      <text:p text:style-name="P35"><text:s text:c="4"/>args = parser.parse_args()</text:p>
      <text:p text:style-name="P23"><text:s text:c="4"/>sys.stdout.write(str(calc(args)))</text:p>
      <text:p text:style-name="P23"/>
      <text:p text:style-name="P23"/>
      <text:p text:style-name="P23">def calc(args):</text:p>
      <text:p text:style-name="P23"><text:s text:c="4"/>if args.operation == 'add':</text:p>
      <text:p text:style-name="P23"><text:s text:c="8"/>return args.x + args.y</text:p>
      <text:p text:style-name="P23"><text:s text:c="4"/>elif args.operation == 'sub':</text:p>
      <text:p text:style-name="P23"><text:s text:c="8"/>return args.x - args.y</text:p>
      <text:p text:style-name="P23"><text:s text:c="4"/>elif args.operation == 'mul':</text:p>
      <text:p text:style-name="P23"><text:s text:c="8"/>return args.x * args.y</text:p>
      <text:p text:style-name="P23"><text:s text:c="4"/>elif args.operation == 'div':</text:p>
      <text:p text:style-name="P23"><text:s text:c="8"/>return args.x / args.y</text:p>
      <text:p text:style-name="P23"/>
      <text:p text:style-name="P23">if __name__ == '__main__':</text:p>
      <text:p text:style-name="P23"><text:s text:c="4"/>main()</text:p>
      <text:p text:style-name="P29"/>
      <text:p text:style-name="P9">PEP8 specifies 1 white space between functions, 2 between classes.</text:p>
      <text:p text:style-name="P29"/>
      <text:p text:style-name="P29">You can get arguments from the command line using actually just sys, but argparse is much more friendly way to parse arguments from the command line (the only reason that we use sys here is just to output from the function.</text:p>
      <text:p text:style-name="P28"/>
      <text:p text:style-name="P28"/>
      <text:p text:style-name="P20">mikoaj@myszka:~/Projects/Tuts/Pdb$ python argparse_for_cli.py</text:p>
      <text:p text:style-name="P20">2.0mikoaj@myszka:~/Projects/Tuts/Pdb$ python argparse_for_cli.py --x=5 --y=2 --operation=mul</text:p>
      <text:p text:style-name="P20">10.0mikoaj@myszka:~/Projects/Tuts/Pdb$ python argparse_for_cli.py --x=5 --y=2 --operation=add</text:p>
      <text:p text:style-name="P20">7.0mikoaj@myszka:~/Projects/Tuts/Pdb$ python argparse_for_cli.py --x=5 --y=2 --operation=div</text:p>
      <text:p text:style-name="P20">2.5mikoaj@myszka:~/Projects/Tuts/Pdb$ python argparse_for_cli.py --x=5 --y=2 --operation=sub</text:p>
      <text:p text:style-name="P20">3.0mikoaj@myszka:~/Projects/Tuts/Pdb$ python argparse_for_cli.py -h<text:span text:style-name="T14"> →</text:span><text:span text:style-name="T15"> help</text:span></text:p>
      <text:p text:style-name="P20">usage: argparse_for_cli.py [-h] [--x X] [--y Y] [--operation OPERATION]</text:p>
      <text:p text:style-name="P20"/>
      <text:p text:style-name="P20">optional arguments:</text:p>
      <text:p text:style-name="P20"><text:s text:c="2"/>-h, --help <text:s text:c="11"/>show this help message and exit</text:p>
      <text:p text:style-name="P20"><text:s text:c="2"/>--x X <text:s text:c="16"/>What is the first number?</text:p>
      <text:p text:style-name="P20"><text:s text:c="2"/>--y Y <text:s text:c="16"/>What is the second number?</text:p>
      <text:p text:style-name="P20"><text:s text:c="2"/>--operation OPERATION</text:p>
      <text:p text:style-name="P20"><text:s text:c="24"/>What operation?</text:p>
      <text:p text:style-name="P20"/>
      <text:p text:style-name="P20"/>
      <text:p text:style-name="P81"><text:span text:style-name="T19">r</text:span>e</text:p>
      <text:p text:style-name="P38"/>
      <text:p text:style-name="P38"><text:a xlink:type="simple" xlink:href="https://www.youtube.com/watch?v=K8L6KVGG-7o" text:style-name="Internet_20_link" text:visited-style-name="Visited_20_Internet_20_Link">https://www.youtube.com/watch?v=K8L6KVGG-7o</text:a></text:p>
      <text:p text:style-name="P38"/>
      <text:p text:style-name="P39"><text:span text:style-name="T8">Raw strings</text:span> purpose, we want our regular expressions to interpret the strings we’re passing in and not have python doing anything to them first, example:</text:p>
      <text:p text:style-name="P24">print(r’\tTab’)</text:p>
      <text:p text:style-name="P40"/>
      <text:p text:style-name="P41">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41"><text:span text:style-name="T3">pattern = re.compile()</text:span> <text:span text:style-name="T39">and now in brackets we can specify our pattern. First let’s just create a pattern that matches some literal characters: pattern = re.compile(r’abc’). Now that we have that pattern specified, let’s actually search through our text with that pattern:</text:span></text:p>
      <text:p text:style-name="P25">matches =pattern.finditer(text_to_search)</text:p>
      <text:p text:style-name="P42">What we want to search is our very long string up here at the top i.e. text_to_search. To print out all of our matches I’m just going to do a for loop:</text:p>
      <text:p text:style-name="P25">for match in matches:</text:p>
      <text:p text:style-name="P25"><text:tab/>print(match)</text:p>
      <text:p text:style-name="P43"/>
      <text:p text:style-name="P43">When we run it we can see that this ‘finditer’ method returns an iterator that contains all of the matches. Corey thinks that ‘finditer’ is one of the best for gathering all of the matches and an easy to read format.</text:p>
      <text:p text:style-name="P40"/>
      <text:p text:style-name="P44">So each of these match objects shows us the span and the match itself, so the span is the beginning and end index of the match, it only found one match of abc and it found it in our alphabet.</text:p>
      <text:p text:style-name="P40"/>
      <text:p text:style-name="P40"/>
      <text:p text:style-name="P45">MetaCharacters need to be escaped</text:p>
      <text:p text:style-name="P40"><text:span text:style-name="T3">pattern = re.compile(r'\.')</text:span> →<text:span text:style-name="T40"> escaping character</text:span></text:p>
      <text:p text:style-name="P26">pattern = re.compile(r'coreyms\.com')</text:p>
      <text:p text:style-name="P46">Ok, literal search isn’t too exciting, because that’s sth that we probably already know how to do within Python. Really we want to use regular expressions to search for patterns.</text:p>
      <text:p text:style-name="P40"/>
      <text:p text:style-name="P46">In the snippets.txt Corey has a list of values where we can see the types of characters that we can match.</text:p>
      <text:p text:style-name="P46">7:40</text:p>
      <text:p text:style-name="P40"/>
      <text:p text:style-name="P40"/>
      <text:p text:style-name="P11">fnmatch</text:p>
      <text:p text:style-name="P47"/>
      <text:p text:style-name="P47"><text:a xlink:type="simple" xlink:href="https://www.youtube.com/watch?v=HcjqcVcDrtw" text:style-name="Internet_20_link" text:visited-style-name="Visited_20_Internet_20_Link">https://www.youtube.com/watch?v=HcjqcVcDrtw</text:a></text:p>
      <text:p text:style-name="P47"/>
      <text:p text:style-name="P47">fnmatch – Unix filename pattern matching in Python</text:p>
      <text:p text:style-name="P47">This module is used for matching Unix shell-style wildcards. fnmatch() compares a single file name against a pattern and returns TRUE if they match else returns FALSE.</text:p>
      <text:p text:style-name="P47">The comparison is case-sensitive when the operating system uses a case-sensitive file system.</text:p>
      <text:p text:style-name="P47">The special characters and their functions used in shell-style wildcards are:</text:p>
      <text:p text:style-name="P47"/>
      <text:p text:style-name="P47"><text:soft-page-break/>‘*’ – matches everything</text:p>
      <text:p text:style-name="P47">‘?’ – matches any single character</text:p>
      <text:p text:style-name="P47">‘[seq]’ – matches any character in seq</text:p>
      <text:p text:style-name="P47">‘[!seq]’ – matches any character not in seq</text:p>
      <text:p text:style-name="P47">The meta-characters should be wrapped in brackets for a literal match. For example, ‘[?]’ matches the character ‘?’.</text:p>
      <text:p text:style-name="P47"/>
      <text:p text:style-name="P12">fnmatch_test.py:</text:p>
      <text:p text:style-name="P74">##### python3 fnmatch_tests.py</text:p>
      <text:p text:style-name="P74"/>
      <text:p text:style-name="P74">import fnmatch, os</text:p>
      <text:p text:style-name="P74"/>
      <text:p text:style-name="P74">current = os.listdir()</text:p>
      <text:p text:style-name="P74"/>
      <text:p text:style-name="P74">for file in current:</text:p>
      <text:p text:style-name="P74"><text:s text:c="4"/>if fnmatch.fnmatch(file, '*.py'): # returns True/False</text:p>
      <text:p text:style-name="P74"><text:s text:c="8"/>continue</text:p>
      <text:p text:style-name="P74"><text:s text:c="4"/>else:</text:p>
      <text:p text:style-name="P74"><text:s text:c="8"/>print(file)<text:span text:style-name="T17"> →</text:span><text:span text:style-name="T18"> prints all files, but .py</text:span></text:p>
      <text:p text:style-name="P74"/>
      <text:p text:style-name="P48"/>
      <text:p text:style-name="P48"/>
      <text:p text:style-name="P13">shutil</text:p>
      <text:p text:style-name="P49"/>
      <text:p text:style-name="P49"/>
      <text:p text:style-name="P49"/>
      <text:p text:style-name="P49"/>
      <text:p text:style-name="P14">functools</text:p>
      <text:p text:style-name="P50"/>
      <text:p text:style-name="P50"><text:a xlink:type="simple" xlink:href="https://www.youtube.com/watch?v=eqvY-XMihRU" text:style-name="Internet_20_link" text:visited-style-name="Visited_20_Internet_20_Link">https://www.youtube.com/watch?v=eqvY-XMihRU</text:a></text:p>
      <text:p text:style-name="P50"/>
      <text:p text:style-name="P52">Functional programming in python:</text:p>
      <text:p text:style-name="P50"><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21">(reduce)</text:span></text:p>
      <text:p text:style-name="P50"/>
      <text:p text:style-name="P50"/>
      <text:p text:style-name="P50">The functools module is for higher-order functions: functions that act on or return other functions. In general, any callable object can be treated as a function for the purposes of this module <text:span text:style-name="T20">(basically functions for other functions).</text:span></text:p>
      <text:p text:style-name="P48"/>
      <text:p text:style-name="P51">[which is what programming is, it takes sth and either reme<text:span text:style-name="T22">m</text:span>bers it or does sth else to it]</text:p>
      <text:p text:style-name="P51"/>
      <text:p text:style-name="P51"/>
      <text:p text:style-name="P51"/>
      <text:p text:style-name="P51"/>
      <text:p text:style-name="P15">map, filter, reduce</text:p>
      <text:p text:style-name="P53"><text:a xlink:type="simple" xlink:href="https://www.youtube.com/watch?v=hUes6y2b--0" text:style-name="Internet_20_link" text:visited-style-name="Visited_20_Internet_20_Link">https://www.youtube.com/watch?v=hUes6y2b--0</text:a></text:p>
      <text:p text:style-name="P53"><text:soft-page-break/>The map, filter, and reduce functions simplify the job of working with lists. <text:s/>In this lesson, we show you how to use each function. <text:s/>If you also use lambda expressions, you can accomplish a great deal in a single line of code!</text:p>
      <text:p text:style-name="P53">streamline - usprawnić</text:p>
      <text:p text:style-name="P53"/>
      <text:p text:style-name="P76">map(area, radii)</text:p>
      <text:p text:style-name="P54">area – functions</text:p>
      <text:p text:style-name="P54">radii – list, tuple or other iterable object</text:p>
      <text:p text:style-name="P54"/>
      <text:p text:style-name="P54">Here map will apply the area function to each element in the list. <text:span text:style-name="T23">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75">list(map(area, radii))</text:p>
      <text:p text:style-name="P75"/>
      <text:p text:style-name="P55">“<text:span text:style-name="T24">If the brevity is the soul of wit, then python is in a class by itself”</text:span></text:p>
      <text:p text:style-name="P55"/>
      <text:p text:style-name="P75">import math</text:p>
      <text:p text:style-name="P75"/>
      <text:p text:style-name="P75">def area(r):</text:p>
      <text:p text:style-name="P75"><text:s text:c="4"/>return math.pi * (r**2)</text:p>
      <text:p text:style-name="P75"/>
      <text:p text:style-name="P75">radii = [2, 5, 7, 1]</text:p>
      <text:p text:style-name="P75"/>
      <text:p text:style-name="P75"/>
      <text:p text:style-name="P75"># 1. for loop</text:p>
      <text:p text:style-name="P75">areas = []</text:p>
      <text:p text:style-name="P75">for r in radii:</text:p>
      <text:p text:style-name="P75"><text:s text:c="4"/>a = area(r)</text:p>
      <text:p text:style-name="P75"><text:s text:c="4"/>areas.append(a)</text:p>
      <text:p text:style-name="P75"/>
      <text:p text:style-name="P75">print(areas)</text:p>
      <text:p text:style-name="P75"/>
      <text:p text:style-name="P75"/>
      <text:p text:style-name="P75"># 2. map</text:p>
      <text:p text:style-name="P75">m = list(map(area, radii))</text:p>
      <text:p text:style-name="P75"/>
      <text:p text:style-name="P75">print(m)</text:p>
      <text:p text:style-name="P55"/>
      <text:p text:style-name="P55"/>
      <text:p text:style-name="P56"><text:span text:style-name="T8">fil</text:span><text:span text:style-name="T10">te</text:span><text:span text:style-name="T8">r</text:span> function is used to select certain pieces of data from a list,tuple or other collection of data. This name was chosen, because it filters out the data you do not need.</text:p>
      <text:p text:style-name="P56"/>
      <text:p text:style-name="P56">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56"/>
      <text:p text:style-name="P57">When you are working with data from outside sources, you will often encounter missing data or empty values.</text:p>
      <text:p text:style-name="P58"><text:soft-page-break/>Instead of passing in a function, we’ll simply pass None as first argument. <text:span text:style-name="T25">This filters out </text:span>all <text:span text:style-name="T25">values that are treated as false in a boolean setting. In Python, the values that are treated as False are empty string, 0, empty list, tuple and dictionary, False, None.</text:span></text:p>
      <text:p text:style-name="P58"/>
      <text:p text:style-name="P77">import statistics</text:p>
      <text:p text:style-name="P77"/>
      <text:p text:style-name="P77">data = [1.3, 2.8, 4.2, 5.7, 3.3]</text:p>
      <text:p text:style-name="P77"/>
      <text:p text:style-name="P77">avg = statistics.mean(data)</text:p>
      <text:p text:style-name="P77">print(avg)</text:p>
      <text:p text:style-name="P77"/>
      <text:p text:style-name="P77">f = list(filter(lambda x: x &gt; avg, data))</text:p>
      <text:p text:style-name="P77">print(f)</text:p>
      <text:p text:style-name="P77"/>
      <text:p text:style-name="P77"># Second example: Remove missing data</text:p>
      <text:p text:style-name="P77">countries = ["", "Brasil", "", "Denmark"]</text:p>
      <text:p text:style-name="P77"/>
      <text:p text:style-name="P77">f = list(filter(None, countries))</text:p>
      <text:p text:style-name="P77">print(f)</text:p>
      <text:p text:style-name="P58"/>
      <text:p text:style-name="P58"/>
      <text:p text:style-name="P59">The map, filter and reduce functions greatly simplify the process of working with lists and other iterable collections of data. In fact, if you use lambda expressions, your work can often be done in a single line.</text:p>
      <text:p text:style-name="P58"/>
      <text:p text:style-name="P58"/>
      <text:p text:style-name="P58"/>
      <text:p text:style-name="P58"/>
      <text:p text:style-name="P16"/>
      <text:p text:style-name="P16">Lambda Expressions &amp; Anonymous Functions</text:p>
      <text:p text:style-name="P58"><text:a xlink:type="simple" xlink:href="https://www.youtube.com/watch?v=25ovCm9jKfA" text:style-name="Internet_20_link" text:visited-style-name="Visited_20_Internet_20_Link">https://www.youtube.com/watch?v=25ovCm9jKfA</text:a></text:p>
      <text:p text:style-name="P58"/>
      <text:p text:style-name="P58">Lambda expressions - also known as “anonymous functions” - allow you to create and use a function in a single line. <text:s/>They are useful when you need a short function that you will only use once. <text:s/>For example, when using the map, filter and sort methods.</text:p>
      <text:p text:style-name="P58"/>
      <text:p text:style-name="P77">def f(x):</text:p>
      <text:p text:style-name="P77"><text:s text:c="4"/>return 3*x + 1</text:p>
      <text:p text:style-name="P77"/>
      <text:p text:style-name="P77">print(f(2))</text:p>
      <text:p text:style-name="P77"/>
      <text:p text:style-name="P77"/>
      <text:p text:style-name="P77">### the same with lambda ###</text:p>
      <text:p text:style-name="P77">l = lambda x: 3*x + 1</text:p>
      <text:p text:style-name="P77">print(l(2))</text:p>
      <text:p text:style-name="P58"/>
      <text:p text:style-name="P60">General way to create a lambda expression: keyword lambda followed by zero or more inputs. Just like functions, it is perfectly acceptable to have anonymous functions with no inputs. Then colon, then <text:soft-page-break/>finally you enter a single expression, this expression is the return value. You cannot use lambda expressions for multi-line functions.</text:p>
      <text:p text:style-name="P58"/>
      <text:p text:style-name="P58"/>
      <text:p text:style-name="P77">## Combine first name and last name into a single "Full Name"</text:p>
      <text:p text:style-name="P77">full_name = lambda fn,ln: fn.strip().title() + " " + ln.strip().title()</text:p>
      <text:p text:style-name="P77">print(full_name(" <text:s text:c="2"/>leonard", "EULER"))</text:p>
      <text:p text:style-name="P77"/>
      <text:p text:style-name="P77"># lambda with no <text:span text:style-name="T30">function </text:span>name</text:p>
      <text:p text:style-name="P77">scifi_authors = ["Alberto Sousa", "K.C. Jones", "Bardo jones Zizi"]</text:p>
      <text:p text:style-name="P77"/>
      <text:p text:style-name="P77"># help(scifi_authors.sort) # if needed</text:p>
      <text:p text:style-name="P77"/>
      <text:p text:style-name="P77">scifi_authors.sort(key=lambda name: name.split(" ")[-1].lower())</text:p>
      <text:p text:style-name="P77">print(scifi_authors)</text:p>
      <text:p text:style-name="P58"/>
      <text:p text:style-name="P60">fn.strip().title()</text:p>
      <text:p text:style-name="P64">strip() - remove leading and trailing whitespaces</text:p>
      <text:p text:style-name="P64">title() - uppercase for first letter in the sentence</text:p>
      <text:p text:style-name="P60"/>
      <text:p text:style-name="P61">L.sort(key=None, reverse=False)</text:p>
      <text:p text:style-name="P61">key argument is a function that will be used for sorting. <text:span text:style-name="T26">We will pass it a lambda expression. Thanks to lower() the sorting is not case-sensitive.</text:span></text:p>
      <text:p text:style-name="P58"/>
      <text:p text:style-name="P60"/>
      <text:p text:style-name="P60">Then we go deeper, we will write a function that makes functions. <text:span text:style-name="T27">With a single line we return an anonymous quadratic function with coefficients a, b, c.</text:span></text:p>
      <text:p text:style-name="P58"/>
      <text:p text:style-name="P77">def build_quadratic_function(a, b, c):</text:p>
      <text:p text:style-name="P77"><text:s text:c="4"/>"""Returns the function f(x)=ax^2 + bx + c"""</text:p>
      <text:p text:style-name="P77"><text:s text:c="4"/>return lambda x: a*x**2 + b*x + c</text:p>
      <text:p text:style-name="P77"/>
      <text:p text:style-name="P77">f = build_quadratic_function(2,3,-5)</text:p>
      <text:p text:style-name="P77">print(f(0))</text:p>
      <text:p text:style-name="P77">print(f(1))</text:p>
      <text:p text:style-name="P77">print(f(2))</text:p>
      <text:p text:style-name="P58"/>
      <text:p text:style-name="P58"/>
      <text:p text:style-name="P62">Let’s make and use a quadratic function without ever giving it a name. Let’s create a different (math) function and then pass in the value 2. This code <text:span text:style-name="T28">creates the function 3x^2+1 and passes in the value 2 which should give us 13.</text:span></text:p>
      <text:p text:style-name="P58"/>
      <text:p text:style-name="P77">print(build_quadratic_function(3,0,1)(2)) # 3x^2+1 evaluated for x=2</text:p>
      <text:p text:style-name="P58"/>
      <text:p text:style-name="P17">This is a useful demonstration, but it is not the most readable code. Sometimes, an extra line is perfectly fine.</text:p>
      <text:p text:style-name="P17"/>
      <text:p text:style-name="P17"/>
      <text:p text:style-name="P17"><text:soft-page-break/>Lambda expressions are quite useful when you need a short, throwaway function. Sth simple that you will only use once. <text:span text:style-name="T29">Common applications are sorting and filtering data.</text:span></text:p>
      <text:p text:style-name="P63"/>
      <text:p text:style-name="P63"/>
      <text:p text:style-name="P65"/>
      <text:p text:style-name="P65"/>
      <text:p text:style-name="P66">[template engine]</text:p>
      <text:p text:style-name="P66"/>
      <text:p text:style-name="P18">Software Development Lifecycle – SDLC</text:p>
      <text:p text:style-name="P18"><text:a xlink:type="simple" xlink:href="https://www.youtube.com/watch?v=i-QyW8D3ei0" text:style-name="Internet_20_link" text:visited-style-name="Visited_20_Internet_20_Link"><text:span text:style-name="T34">https://www.youtube.com/watch?v=i-QyW8D3ei0</text:span></text:a></text:p>
      <text:p text:style-name="P18"/>
      <text:p text:style-name="P67">1. Planning</text:p>
      <text:p text:style-name="P67"/>
      <text:p text:style-name="P67">2. Requirement Analysis <text:span text:style-name="T31">(defining the requirements)</text:span></text:p>
      <text:p text:style-name="P69">Once the requirements have been analyzed by the team and defined, the product owner will take all the defined requirements and create tickets in a project management system.</text:p>
      <text:p text:style-name="P67"/>
      <text:p text:style-name="P67">3. Design</text:p>
      <text:p text:style-name="P70">The design phase takes all the requirements and starts to plan the product. The design phase may include business rules (e.g. clear session on logout), the user interface layouts (e.g. responsive web design, mobile support), color schemes (blue/grey), programming languages to use (ruby, java), frameworks, system server design, database relationships, <text:span text:style-name="T32">architecture of the application, mobile aspects, supported browsers and much more.</text:span></text:p>
      <text:p text:style-name="P70"/>
      <text:p text:style-name="P67">4. Implementation / coding</text:p>
      <text:p text:style-name="P71">Fun starts. The operation team will set up the physical hardware for the servers, the developers will start writing the code, <text:span text:style-name="T33">the designers would continue planning the user interface and the testers will analyze the requirements and start building test cases for their test plans.</text:span></text:p>
      <text:p text:style-name="P67"/>
      <text:p text:style-name="P68">5. Testing</text:p>
      <text:p text:style-name="P82">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67"/>
      <text:p text:style-name="P67">6. Deployment</text:p>
      <text:p text:style-name="P67"/>
      <text:p text:style-name="P67"/>
      <text:p text:style-name="P67"/>
      <text:p text:style-name="P67">7. Maintenance</text:p>
      <text:p text:style-name="P67"/>
      <text:p text:style-name="P69"/>
      <text:p text:style-name="P67"/>
      <text:p text:style-name="P67"/>
      <text:p text:style-name="P67"/>
      <text:p text:style-name="P67"/>
      <text:p text:style-name="P67"/>
      <text:p text:style-name="P67"/>
      <text:p text:style-name="P67"/>
      <text:p text:style-name="P113"><text:soft-page-break/>Agile</text:p>
      <text:p text:style-name="P73"><text:a xlink:type="simple" xlink:href="https://www.youtube.com/watch?v=Z9QbYZh1YXY" text:style-name="Internet_20_link" text:visited-style-name="Visited_20_Internet_20_Link">https://www.youtube.com/watch?v=Z9QbYZh1YXY</text:a></text:p>
      <text:p text:style-name="P73"/>
      <text:p text:style-name="P73">Agile is not a:</text:p>
      <text:p text:style-name="P73">Methodology</text:p>
      <text:p text:style-name="P73">Specific way of developing software</text:p>
      <text:p text:style-name="P73">Framework or process</text:p>
      <text:p text:style-name="P72"/>
      <text:p text:style-name="P114">Agile is a set of Principles and Values</text:p>
      <text:p text:style-name="P67"/>
      <text:p text:style-name="P85">In fact, <text:span text:style-name="T41">Agile</text:span> is really a collection of <text:span text:style-name="T41">beliefs</text:span> that teams can use for making <text:span text:style-name="T41">decisions</text:span> about how to do the work of <text:span text:style-name="T41">developing software</text:span>. Well, this means the term Agile gets subjected to a great deal of abuse when ppl claim that this or that is the way to be agile, it also means that if you truly understand what agile is, it is su<text:span text:style-name="T45">r</text:span>prisingly flexible. <text:span text:style-name="T45">A doesn’t make decisions for you, instead it gives you a foundation that teams can use to make decisions that result in better software development.</text:span></text:p>
      <text:p text:style-name="P67"/>
      <text:p text:style-name="P86">Agile manifesto is only 68 words: we can develop software better by valuing the items on the left side of the list more than the items on the right side. <text:span text:style-name="T46">Manifesto says: we are uncovering better ways of developing software by </text:span><text:span text:style-name="T42">doing</text:span><text:span text:style-name="T46"> it and </text:span><text:span text:style-name="T42">helping others do it</text:span><text:span text:style-name="T46">. Through this work we have come to value:</text:span></text:p>
      <text:list xml:id="list879159596" text:style-name="L1">
        <text:list-item>
          <text:p text:style-name="P120"><text:span text:style-name="T36">individuals and interactions (over)&gt; processes and tools,</text:span></text:p>
        </text:list-item>
        <text:list-item>
          <text:p text:style-name="P121"><text:span text:style-name="T35">working software &gt; comprehensive documentation,</text:span></text:p>
        </text:list-item>
        <text:list-item>
          <text:p text:style-name="P121"><text:span text:style-name="T35">customer collaboration &gt; contract negotiation,</text:span></text:p>
        </text:list-item>
        <text:list-item>
          <text:p text:style-name="P121"><text:span text:style-name="T35">responding to change &gt; following a plan.</text:span></text:p>
        </text:list-item>
      </text:list>
      <text:p text:style-name="P122"><text:span text:style-name="T35">While this is value in the items on the right, we value the items on the left more.</text:span></text:p>
      <text:p text:style-name="P67"/>
      <text:p text:style-name="P87">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888971383" text:style-name="L2">
        <text:list-item>
          <text:p text:style-name="P123"><text:span text:style-name="T37">Our highest priority is to satisfy the customer through <text:s/>early and continuous delivery of valuable software.</text:span></text:p>
        </text:list-item>
        <text:list-item>
          <text:p text:style-name="P124"><text:span text:style-name="T35">Welcome changing requirements, even late in development. Agile processes harness (wykorzystują) change for the customer’s competitive advantage.</text:span></text:p>
        </text:list-item>
        <text:list-item>
          <text:p text:style-name="P124"><text:span text:style-name="T35">Deliver working software frequently, </text:span><text:span text:style-name="T38">from a couple of weeks to a couple of months, with a preference to the shorter timescale.</text:span></text:p>
        </text:list-item>
        <text:list-item>
          <text:p text:style-name="P125"><text:span text:style-name="T35">Business ppl and developers must work together daily throughout the project.</text:span></text:p>
        </text:list-item>
        <text:list-item>
          <text:p text:style-name="P125"><text:span text:style-name="T35">Build projects around motivated individuals. Give them environment and support they need, and trust them to get the job done.</text:span></text:p>
        </text:list-item>
        <text:list-item>
          <text:p text:style-name="P125"><text:span text:style-name="T35">The most efficient and effective method of conveying (przekazywać) information to and within a development team is face to face conversations.</text:span></text:p>
        </text:list-item>
        <text:list-item>
          <text:p text:style-name="P126"><text:span text:style-name="T35">Working software is the primary measure of progress.</text:span></text:p>
        </text:list-item>
        <text:list-item>
          <text:p text:style-name="P126"><text:span text:style-name="T35">Agile processes promote sustainable (zrównoważony) development. The sponsors, developers, and users should be able to maintain a constant pace indefinitely.</text:span></text:p>
        </text:list-item>
        <text:list-item>
          <text:p text:style-name="P126"><text:span text:style-name="T35">Continuous attention to technical excellence and good design enhances agility.</text:span></text:p>
        </text:list-item>
        <text:list-item>
          <text:p text:style-name="P127"><text:span text:style-name="T35">Simplicity – the art of maximizing the amount of work not done – is essential.</text:span></text:p>
        </text:list-item>
        <text:list-item>
          <text:p text:style-name="P127"><text:span text:style-name="T35">The best architectures, requirements and designs emerge from self-organizing teams.</text:span></text:p>
        </text:list-item>
        <text:list-item>
          <text:p text:style-name="P127"><text:span text:style-name="T35">At regular intervals, the team reflects on how to become more effective, then tunes and adjust its behavior accordingly.</text:span></text:p>
        </text:list-item>
      </text:list>
      <text:p text:style-name="P87"/>
      <text:p text:style-name="P88"><text:soft-page-break/>Since agile is a collection of values and principles, <text:span text:style-name="T41">it’s real utility is in giving people a common foundation for making decisions about the best way to develop software</text:span>.</text:p>
      <text:p text:style-name="P67"/>
      <text:p text:style-name="P67"/>
      <text:p text:style-name="P67"/>
      <text:p text:style-name="P67"/>
      <text:p text:style-name="P67"><text:a xlink:type="simple" xlink:href="https://www.youtube.com/watch?v=HNd1_irOL5k" text:style-name="Internet_20_link" text:visited-style-name="Visited_20_Internet_20_Link">https://www.youtube.com/watch?v=HNd1_irOL5k</text:a></text:p>
      <text:p text:style-name="P89">scrum vs kanban</text:p>
      <text:p text:style-name="P67"/>
      <text:p text:style-name="P67"/>
      <text:p text:style-name="P67"/>
      <text:p text:style-name="P67"/>
      <text:p text:style-name="P67"/>
      <text:p text:style-name="P115">Scrum</text:p>
      <text:p text:style-name="P67"/>
      <text:p text:style-name="P67">Scrum is a <text:span text:style-name="T41">framework</text:span> within which people can address complex adaptive problems, while productively and creatively delivering products of the highest possible value.</text:p>
      <text:p text:style-name="P67"/>
      <text:p text:style-name="P67">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67"/>
      <text:p text:style-name="P108">Agile video : https://www.youtube.com/watch?v=NpCEj...</text:p>
      <text:p text:style-name="P67"/>
      <text:p text:style-name="P67">Scrum is:</text:p>
      <text:p text:style-name="P67">Lightweight</text:p>
      <text:p text:style-name="P67">Simple to understand</text:p>
      <text:p text:style-name="P67">Difficult to master</text:p>
      <text:p text:style-name="P67">-scrum.org</text:p>
      <text:p text:style-name="P67"/>
      <text:p text:style-name="P67"/>
      <text:p text:style-name="P67"><text:a xlink:type="simple" xlink:href="https://www.youtube.com/watch?v=XU0llRltyFM" text:style-name="Internet_20_link" text:visited-style-name="Visited_20_Internet_20_Link">https://www.youtube.com/watch?v=XU0llRltyFM</text:a></text:p>
      <text:p text:style-name="P67"/>
      <text:p text:style-name="P90">Scrum is one of the best agile development practices in use today.</text:p>
      <text:p text:style-name="P90"/>
      <text:p text:style-name="P90">Let’s say we want to build a product. For this product we get all kinds of <text:span text:style-name="T41">feature</text:span> requests from customers, executives, or even other team members. In scrum, features are written from the perspective of the end user. <text:span text:style-name="T47">Therefore, features are known as </text:span><text:span text:style-name="T43">user stories</text:span><text:span text:style-name="T47">. The collection of all these user stories is called the </text:span><text:span text:style-name="T43">product backlog</text:span><text:span text:style-name="T47">. Another way to think of the product backlog is to think of it as a wish list of all the things that </text:span><text:span text:style-name="T43">would make this product great</text:span><text:span text:style-name="T47">.</text:span></text:p>
      <text:p text:style-name="P91">Once we have our wish list or the product backlog, we need to start planning which specific user-stories <text:span text:style-name="T48">we’re going to put into a particular release of our product. </text:span></text:p>
      <text:p text:style-name="P92"><text:span text:style-name="T48">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44">Scrum Master </text:span><text:span text:style-name="T48">and his job is to make sure the project is progressing smoothly and that every member of the team has the tools they need to get their job done. He sets up meetings, monitors the work being done </text:span><text:soft-page-break/><text:span text:style-name="T48">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92"><text:span text:style-name="T48">But let’s get back to this: Release Planning. To plan a release the team starts with the product backlog and they identify the user stories they want to put into this release. These user stories then become part <text:s/>of the </text:span><text:span text:style-name="T44">release backlog</text:span><text:span text:style-name="T48">.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93">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49">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94">Let’s get back to this: the release backlog. With the prioritized set of user stories and the estimated amount of work at hand, we are now ready to plan out several <text:span text:style-name="T41">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50">And you’ll want to have at least 2 to as many as a dozen sprints in a given release.</text:span></text:p>
      <text:p text:style-name="P67"/>
      <text:p text:style-name="P67"/>
      <text:p text:style-name="P67"/>
      <text:p text:style-name="P67"/>
      <text:p text:style-name="P67"/>
      <text:p text:style-name="P67"/>
      <text:p text:style-name="P116">Logging</text:p>
      <text:p text:style-name="P95">socratica <text:a xlink:type="simple" xlink:href="https://www.youtube.com/watch?v=g8nQ90Hk328" text:style-name="Internet_20_link" text:visited-style-name="Visited_20_Internet_20_Link">https://www.youtube.com/watch?v=g8nQ90Hk328</text:a></text:p>
      <text:p text:style-name="P67"/>
      <text:p text:style-name="P67"/>
      <text:p text:style-name="P67"/>
      <text:p text:style-name="P117">unittest</text:p>
      <text:p text:style-name="P96"><text:a xlink:type="simple" xlink:href="https://www.youtube.com/watch?v=1Lfv5tUGsn8" text:style-name="Internet_20_link" text:visited-style-name="Visited_20_Internet_20_Link">https://www.youtube.com/watch?v=1Lfv5tUGsn8</text:a></text:p>
      <text:p text:style-name="P96">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96"/>
      <text:p text:style-name="P96"/>
      <text:p text:style-name="P96"/>
      <text:p text:style-name="P97">Let’s write a unit test to check that the function works properly. We typically put the unit tests in a separate file. There are 2 common conventions for naming the test module: <text:span text:style-name="T4">filename_test.py</text:span><text:span text:style-name="T51"> or </text:span><text:span text:style-name="T4">test_filename.py</text:span><text:span text:style-name="T51">. Some ppl with put tests in a separate folder entirely.</text:span></text:p>
      <text:p text:style-name="P97"/>
      <text:p text:style-name="P98">Next we create a class that is a subclass of the TestCase class in the unittest module. We will call our class TestCircleArea. <text:span text:style-name="T52">A more descriptive name is hard to imagine (tested function is called circle_area).</text:span></text:p>
      <text:p text:style-name="P99">We write our test methods inside this class. Each test method must start with the word ‘test’.</text:p>
      <text:p text:style-name="P99"><text:soft-page-break/>The first will be ‘test_area’. Here we will check that the function correctly computes the areas of several circles. <text:span text:style-name="T53">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100">If any of our comparisons fail, then python will register that the ‘test_area’ method failed.</text:p>
      <text:p text:style-name="P100"/>
      <text:p text:style-name="P100">To run this unit test run:</text:p>
      <text:p text:style-name="P109">python -m unittest test_unittest1.py</text:p>
      <text:p text:style-name="P100">-<text:span text:style-name="T54">m instructs python to run the unittest module as a script</text:span></text:p>
      <text:p text:style-name="P101">BTW we can also simply run <text:span text:style-name="T5">python -m unittest</text:span>. Python will then use a process called test discovery where it will search for tests and run them. <text:span text:style-name="T55">A handy shortcut.</text:span></text:p>
      <text:p text:style-name="P100"/>
      <text:p text:style-name="P102"/>
      <text:p text:style-name="P102"/>
      <text:p text:style-name="P102">Let us now test the function to see if it handles improper inputs correctly. <text:span text:style-name="T56">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102"/>
      <text:p text:style-name="P103">As we see, a value error was not raised when the input was negative. Let’s refactor the unittest1.py module.</text:p>
      <text:p text:style-name="P103"/>
      <text:p text:style-name="P103"/>
      <text:p text:style-name="P104">So far we have seen 2 assert methods: assertAlmostEqual and assertRaises. Python has many more methods for unit testing, dozens and dozens. One way to learn about particular assert method is by looking at the help text in interactive mode:</text:p>
      <text:p text:style-name="P110">python3</text:p>
      <text:p text:style-name="P110">import unittest</text:p>
      <text:p text:style-name="P110">help(unittest.TestCase.assertSetEqual)</text:p>
      <text:p text:style-name="P105">Python gives us a nice detailed description of this assert method.</text:p>
      <text:p text:style-name="P105"/>
      <text:p text:style-name="P105"/>
      <text:p text:style-name="P105"/>
      <text:p text:style-name="P105">Let’s get back to our example. We also want to make sure the function raises a type error whenever the input is not real number, so we will add a third test method.</text:p>
      <text:p text:style-name="P105"/>
      <text:p text:style-name="P106">To address this problem, we first check the type of the input. If the type is not an integer or a float, then we will raise a type error.</text:p>
      <text:p text:style-name="P106"/>
      <text:p text:style-name="P106"/>
      <text:p text:style-name="P119">unittest1.py</text:p>
      <text:p text:style-name="P111">from math import pi</text:p>
      <text:p text:style-name="P111"/>
      <text:p text:style-name="P111">def circle_area(r):</text:p>
      <text:p text:style-name="P111"><text:s text:c="4"/>if type(r) not in [int, float]:</text:p>
      <text:p text:style-name="P111"><text:s text:c="8"/>raise TypeError("The radius must be a non-negative real number.")</text:p>
      <text:p text:style-name="P111"><text:s text:c="4"/>if r &lt; 0:</text:p>
      <text:p text:style-name="P111"><text:soft-page-break/><text:s text:c="8"/>raise ValueError("The radius cannot be negative.")</text:p>
      <text:p text:style-name="P111"><text:s text:c="4"/>return pi*(r**2)</text:p>
      <text:p text:style-name="P111"/>
      <text:p text:style-name="P111">"""</text:p>
      <text:p text:style-name="P111"># Test function</text:p>
      <text:p text:style-name="P111">radii = [2, 0 , -3, 2+5j, True, "radio"]</text:p>
      <text:p text:style-name="P111">message = "Area of circles with r = {radius} is {area}"</text:p>
      <text:p text:style-name="P111"/>
      <text:p text:style-name="P111">for r in radii:</text:p>
      <text:p text:style-name="P111"><text:s text:c="4"/>A = circle_area(r)</text:p>
      <text:p text:style-name="P111"><text:s text:c="4"/>print(message.format(radius=r, area=A))</text:p>
      <text:p text:style-name="P111">"""</text:p>
      <text:p text:style-name="P106"/>
      <text:p text:style-name="P106"/>
      <text:p text:style-name="P118">test_unittest1.py</text:p>
      <text:p text:style-name="P112">import unittest</text:p>
      <text:p text:style-name="P112">from unittest1 import circle_area</text:p>
      <text:p text:style-name="P112">from math import pi</text:p>
      <text:p text:style-name="P112"/>
      <text:p text:style-name="P112"/>
      <text:p text:style-name="P112">class TestCircleArea(unittest.TestCase):</text:p>
      <text:p text:style-name="P112"><text:s text:c="4"/>def test_area(self):</text:p>
      <text:p text:style-name="P112"><text:s text:c="8"/># Test areas when radius &gt;= 0</text:p>
      <text:p text:style-name="P112"><text:s text:c="8"/>self.assertAlmostEqual(circle_area(1), pi)</text:p>
      <text:p text:style-name="P112"><text:s text:c="8"/>self.assertAlmostEqual(circle_area(0), 0)</text:p>
      <text:p text:style-name="P112"><text:s text:c="8"/>self.assertAlmostEqual(circle_area(2.1), pi * 2.1**2)</text:p>
      <text:p text:style-name="P112"/>
      <text:p text:style-name="P112"><text:s text:c="4"/>def test_values(self):</text:p>
      <text:p text:style-name="P112"><text:s text:c="8"/># Make sure value errors are raised when necessary</text:p>
      <text:p text:style-name="P112"><text:s text:c="8"/>self.assertRaises(ValueError, circle_area, -2)</text:p>
      <text:p text:style-name="P112"/>
      <text:p text:style-name="P112"><text:s text:c="4"/>def test_types(self):</text:p>
      <text:p text:style-name="P112"><text:s text:c="8"/># Make sure type errors are raised when necessary</text:p>
      <text:p text:style-name="P112"><text:s text:c="8"/>self.assertRaises(TypeError, circle_area, 3+5j)</text:p>
      <text:p text:style-name="P112"><text:s text:c="8"/>self.assertRaises(TypeError, circle_area, True)</text:p>
      <text:p text:style-name="P112"><text:s text:c="8"/>self.assertRaises(TypeError, circle_area, "lolo")</text:p>
      <text:p text:style-name="P106"/>
      <text:p text:style-name="P106"/>
      <text:p text:style-name="P106"/>
      <text:p text:style-name="P107">[Change is one constant in programm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19-11-22T16:49:09.613043743</dc:date>
    <meta:editing-duration>PT15H26M12S</meta:editing-duration>
    <meta:editing-cycles>129</meta:editing-cycles>
    <meta:generator>LibreOffice/6.0.7.3$Linux_X86_64 LibreOffice_project/00m0$Build-3</meta:generator>
    <meta:document-statistic meta:table-count="0" meta:image-count="0" meta:object-count="0" meta:page-count="15" meta:paragraph-count="346" meta:word-count="4448" meta:character-count="27835" meta:non-whitespace-character-count="23208"/>
  </office:meta>
</office:document-meta>
</file>